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232" officeooo:paragraph-rsid="001a2232"/>
    </style:style>
    <style:style style:name="P2" style:family="paragraph" style:parent-style-name="Standard">
      <style:text-properties officeooo:rsid="001b62bd" officeooo:paragraph-rsid="001b62bd"/>
    </style:style>
    <style:style style:name="P3" style:family="paragraph" style:parent-style-name="Standard">
      <style:text-properties officeooo:rsid="001ccee9" officeooo:paragraph-rsid="001ccee9"/>
    </style:style>
    <style:style style:name="P4" style:family="paragraph" style:parent-style-name="Standard">
      <style:text-properties officeooo:rsid="0021e590" officeooo:paragraph-rsid="0021e590"/>
    </style:style>
    <style:style style:name="P5" style:family="paragraph" style:parent-style-name="Standard">
      <style:text-properties officeooo:rsid="0023514c" officeooo:paragraph-rsid="002462e8"/>
    </style:style>
    <style:style style:name="P6" style:family="paragraph" style:parent-style-name="Standard">
      <style:text-properties officeooo:rsid="002507ef" officeooo:paragraph-rsid="002507ef"/>
    </style:style>
    <style:style style:name="T1" style:family="text">
      <style:text-properties officeooo:rsid="00235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on Logica </text:p>
      <text:p text:style-name="P1">Clase 3 – 29/03/2021</text:p>
      <text:p text:style-name="P1"/>
      <text:p text:style-name="P2">Console.Clear() → Limpia la pantalla, <text:span text:style-name="T1">siempre al principio</text:span></text:p>
      <text:p text:style-name="P5">Console.ReadKey() → Siempre al final del programa</text:p>
      <text:p text:style-name="P3">Explicacion de Parseo de datos</text:p>
      <text:p text:style-name="P4">Explicacion de Switch</text:p>
      <text:p text:style-name="P6">TryParse() → sirve para validar el dato ingresa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9T19:00:08.470123878</meta:creation-date>
    <dc:date>2021-03-29T20:54:50.065967181</dc:date>
    <meta:editing-duration>PT43M4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7" meta:word-count="36" meta:character-count="247" meta:non-whitespace-character-count="216"/>
  </office:meta>
</office:document-meta>
</file>